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a27500" draw:marker-start-width="0.35cm" draw:marker-end-width="0.35cm" draw:fill="gradient" draw:fill-color="#ffffa3" draw:fill-gradient-name="Gold" draw:textarea-horizontal-align="justify" draw:textarea-vertical-align="middle" draw:auto-grow-height="false" fo:min-height="5.04cm" fo:min-width="4.79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b4f0" draw:marker-start-width="0.35cm" draw:marker-end-width="0.35cm" svg:stroke-opacity="0%" draw:fill="gradient" draw:fill-color="#b3b3b3" draw:fill-gradient-name="Gradient_20_25" draw:fill-image-width="0cm" draw:fill-image-height="0cm" draw:textarea-horizontal-align="justify" draw:textarea-vertical-align="middle" draw:auto-grow-height="false" fo:min-height="7.266cm" fo:min-width="0.38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a27500" draw:marker-start-width="0.35cm" draw:marker-end-width="0.35cm" draw:fill="none" draw:fill-color="#ffffa3" draw:textarea-horizontal-align="justify" draw:textarea-vertical-align="middle" draw:auto-grow-height="false" fo:min-height="5.04cm" fo:min-width="4.7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3465a4" draw:fill="none" draw:fill-color="#a27500" draw:fill-image-width="0cm" draw:fill-image-height="0cm" draw:textarea-horizontal-align="justify" draw:textarea-vertical-align="middle" draw:auto-grow-height="false" fo:min-height="9.137cm" fo:min-width="8.899cm"/>
    </style:style>
    <style:style style:name="gr5" style:family="graphic" style:parent-style-name="standard">
      <style:graphic-properties svg:stroke-width="0.099cm" svg:stroke-color="#00b4f0" draw:marker-start-width="0.348cm" draw:marker-end-width="0.348cm" draw:fill="solid" draw:fill-color="#7aeaff" draw:textarea-horizontal-align="justify" draw:textarea-vertical-align="middle" draw:auto-grow-height="false" fo:min-height="0.036cm" fo:min-width="4.973cm" fo:padding-top="0.174cm" fo:padding-bottom="0.174cm" fo:padding-left="0.299cm" fo:padding-right="0.299cm"/>
    </style:style>
    <style:style style:name="gr6" style:family="graphic" style:parent-style-name="standard">
      <style:graphic-properties svg:stroke-width="0.099cm" svg:stroke-color="#00b4f0" draw:marker-start-width="0.348cm" draw:marker-end-width="0.348cm" draw:fill="solid" draw:fill-color="#7aeaff" draw:textarea-horizontal-align="justify" draw:textarea-vertical-align="middle" draw:auto-grow-height="false" fo:min-height="0cm" fo:min-width="3.667cm" fo:padding-top="0.174cm" fo:padding-bottom="0.174cm" fo:padding-left="0.299cm" fo:padding-right="0.299cm"/>
    </style:style>
    <style:style style:name="gr7" style:family="graphic" style:parent-style-name="standard">
      <style:graphic-properties svg:stroke-width="0.099cm" svg:stroke-color="#00b4f0" draw:marker-start-width="0.348cm" draw:marker-end-width="0.348cm" draw:fill="solid" draw:fill-color="#7aeaff" draw:textarea-horizontal-align="justify" draw:textarea-vertical-align="middle" draw:auto-grow-height="false" fo:min-height="0cm" fo:min-width="1.742cm" fo:padding-top="0.174cm" fo:padding-bottom="0.174cm" fo:padding-left="0.299cm" fo:padding-right="0.299cm"/>
    </style:style>
    <style:style style:name="gr8" style:family="graphic" style:parent-style-name="standard">
      <style:graphic-properties svg:stroke-width="0.099cm" svg:stroke-color="#7aeaff" draw:marker-start-width="0.348cm" draw:marker-end-width="0.348cm" draw:fill="gradient" draw:fill-color="#7aeaff" draw:fill-gradient-name="Gradient_20_57" draw:textarea-vertical-align="middle" draw:auto-grow-height="false" fo:min-height="2.7cm" fo:min-width="2.45cm" fo:padding-top="0.174cm" fo:padding-bottom="0.174cm" fo:padding-left="0.299cm" fo:padding-right="0.299cm"/>
    </style:style>
    <style:style style:name="P1" style:family="paragraph">
      <loext:graphic-properties draw:fill="gradient" draw:fill-color="#ffffa3" draw:fill-gradient-name="Gold"/>
      <style:paragraph-properties fo:text-align="center"/>
    </style:style>
    <style:style style:name="P2" style:family="paragraph">
      <loext:graphic-properties draw:fill="gradient" draw:fill-color="#b3b3b3" draw:fill-gradient-name="Gradient_20_25" draw:fill-image-width="0cm" draw:fill-image-height="0cm"/>
      <style:paragraph-properties fo:text-align="center"/>
    </style:style>
    <style:style style:name="P3" style:family="paragraph">
      <loext:graphic-properties draw:fill="none" draw:fill-color="#ffffa3"/>
      <style:paragraph-properties fo:text-align="center"/>
    </style:style>
    <style:style style:name="P4" style:family="paragraph">
      <loext:graphic-properties draw:fill="none" draw:fill-color="#a27500" draw:fill-image-width="0cm" draw:fill-image-height="0cm"/>
      <style:paragraph-properties fo:margin-left="0cm" fo:margin-right="15.3cm" fo:text-align="center" fo:text-indent="0cm"/>
    </style:style>
    <style:style style:name="P5" style:family="paragraph">
      <loext:graphic-properties draw:fill="solid" draw:fill-color="#7aeaff"/>
      <style:paragraph-properties fo:text-align="center"/>
    </style:style>
    <style:style style:name="P6" style:family="paragraph">
      <loext:graphic-properties draw:fill="gradient" draw:fill-color="#7aeaff" draw:fill-gradient-name="Gradient_20_57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7.293cm" svg:y="4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82cm" svg:height="7.616cm" draw:transform="skewX (-0.00122173047639603) rotate (-1.5707963267949) translate (14.901cm 7.7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7.62cm" svg:x="7.294cm" svg:y="4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9.399cm" svg:height="9.387cm" draw:transform="skewX (0.00122173047639603) rotate (0.00122173047639603) translate (7.159cm 3.5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867cm" svg:height="0.914cm" draw:transform="rotate (2.74889357189107) translate (14.65cm 8.867cm)">
          <text:p/>
          <draw:enhanced-geometry svg:viewBox="0 0 21600 21600" draw:mirror-horizontal="false" draw:mirror-vertical="false" draw:text-areas="0 ?f0 ?f5 ?f2" draw:type="right-arrow" draw:modifiers="19006.2810856899 6257.742257742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496cm" svg:height="0.711cm" draw:transform="rotate (2.35619449019234) translate (14.498cm 8.579cm)">
          <text:p/>
          <draw:enhanced-geometry svg:viewBox="0 0 21600 21600" draw:mirror-horizontal="false" draw:mirror-vertical="false" draw:text-areas="0 ?f0 ?f5 ?f2" draw:type="right-arrow" draw:modifiers="18641.22748499 6734.8314606741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438cm" svg:height="0.381cm" draw:transform="rotate (1.96349540849362) translate (14.634cm 8.376cm)">
          <text:p/>
          <draw:enhanced-geometry svg:viewBox="0 0 21600 21600" draw:mirror-horizontal="false" draw:mirror-vertical="false" draw:text-areas="0 ?f0 ?f5 ?f2" draw:type="right-arrow" draw:modifiers="19005.1660516605 7181.151832460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2.438cm" svg:height="0.381cm" draw:transform="rotate (-1.96349540849362) translate (14.986cm 8.326cm)">
          <text:p/>
          <draw:enhanced-geometry svg:viewBox="0 0 21600 21600" draw:mirror-horizontal="false" draw:mirror-vertical="false" draw:text-areas="0 ?f0 ?f5 ?f2" draw:type="right-arrow" draw:modifiers="19005.1660516605 7181.151832460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4.496cm" svg:height="0.711cm" draw:transform="rotate (-2.35619449019235) translate (15.001cm 8.399cm)">
          <text:p/>
          <draw:enhanced-geometry svg:viewBox="0 0 21600 21600" draw:mirror-horizontal="false" draw:mirror-vertical="false" draw:text-areas="0 ?f0 ?f5 ?f2" draw:type="right-arrow" draw:modifiers="18641.22748499 6734.8314606741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867cm" svg:height="0.914cm" draw:transform="rotate (-2.74889357189107) translate (15.001cm 8.522cm)">
          <text:p/>
          <draw:enhanced-geometry svg:viewBox="0 0 21600 21600" draw:mirror-horizontal="false" draw:mirror-vertical="false" draw:text-areas="0 ?f0 ?f5 ?f2" draw:type="right-arrow" draw:modifiers="19006.2810856899 6257.742257742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048cm" svg:height="3.048cm" draw:transform="rotate (-1.5707963267949) translate (16.334cm 6.777cm)">
          <text:p/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old" draw:style="linear" draw:start-color="#ffffa3" draw:end-color="#d2a834" draw:start-intensity="100%" draw:end-intensity="100%" draw:angle="0" draw:border="50%"/>
    <draw:gradient draw:name="Gradient_20_25" draw:display-name="Gradient 25" draw:style="axial" draw:start-color="#7aeaff" draw:end-color="#00b4f0" draw:start-intensity="100%" draw:end-intensity="100%" draw:angle="0" draw:border="0%"/>
    <draw:gradient draw:name="Gradient_20_57" draw:display-name="Gradient 57" draw:style="radial" draw:cx="50%" draw:cy="50%" draw:start-color="#00b4f0" draw:end-color="#7aea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598cm" fo:margin-bottom="14.94cm" fo:margin-left="7.069cm" fo:margin-right="5.02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20:15:25.271072000</meta:creation-date>
    <meta:generator>LibreOffice/5.3.3.2$Windows_X86_64 LibreOffice_project/3d9a8b4b4e538a85e0782bd6c2d430bafe583448</meta:generator>
    <dc:date>2018-11-19T00:38:37.480000000</dc:date>
    <meta:editing-duration>PT1H41M39S</meta:editing-duration>
    <meta:editing-cycles>21</meta:editing-cycles>
    <meta:document-statistic meta:object-count="11"/>
  </office:meta>
</office:document-meta>
</file>